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30/04/2026 05:30:25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4398">
            <text:p>304398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343">
            <text:p>0,023</text:p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8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9.55">
            <text:p>889,55</text:p>
          </table:table-cell>
          <table:table-cell table:style-name="ce12N2" office:value-type="float" office:value="62.27">
            <text:p>62,2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31048927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399">
            <text:p>304399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5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8">
            <text:p>0,019</text:p>
          </table:table-cell>
          <table:table-cell table:style-name="ce12N2" office:value-type="float" office:value="10.69">
            <text:p>10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76,6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6.66">
            <text:p>276,66</text:p>
          </table:table-cell>
          <table:table-cell table:style-name="ce12N2" office:value-type="float" office:value="19.37">
            <text:p>19,3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5161809607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0">
            <text:p>304400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4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4685">
            <text:p>0,025</text:p>
          </table:table-cell>
          <table:table-cell table:style-name="ce12N2" office:value-type="float" office:value="12.5">
            <text:p>1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3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3.24">
            <text:p>223,24</text:p>
          </table:table-cell>
          <table:table-cell table:style-name="ce12N2" office:value-type="float" office:value="15.63">
            <text:p>15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4187393379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401">
            <text:p>304401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43.412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30/03/2026</text:p>
          </table:table-cell>
          <table:table-cell table:style-name="ce0" office:value-type="string" calcext:value-type="string">
            <text:p>02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88">
            <text:p>0,051</text:p>
          </table:table-cell>
          <table:table-cell table:style-name="ce12N2" office:value-type="float" office:value="23.14">
            <text:p>23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2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12.87">
            <text:p>312,87</text:p>
          </table:table-cell>
          <table:table-cell table:style-name="ce12N2" office:value-type="float" office:value="21.9">
            <text:p>21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3758019020001265500000134341219762417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4">
            <text:p>304944</text:p>
          </table:table-cell>
          <table:table-cell table:style-name="ce0" table:number-columns-spanned="4" table:number-rows-spanned="1" office:value-type="string" calcext:value-type="string">
            <text:p>16.059 - JLR COM IMPORT. E EXP. DE MATERIAIS DE CONSTRUCAO LTDA</text:p>
          </table:table-cell>
          <table:covered-table-cell table:number-columns-repeated="3"/>
          <table:table-cell table:style-name="ce0" office:value-type="string" calcext:value-type="string">
            <text:p>11.96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10/04/2026</text:p>
          </table:table-cell>
          <table:table-cell table:style-name="ce0" office:value-type="string" calcext:value-type="string">
            <text:p>05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86">
            <text:p>838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386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0">
            <text:p>12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0/04/2026</text:p>
          </table:table-cell>
          <table:table-cell table:style-name="ce12N2" office:value-type="float" office:value="745">
            <text:p>745,00</text:p>
          </table:table-cell>
          <table:table-cell table:style-name="ce12N2" office:value-type="float" office:value="7641">
            <text:p>7641,00</text:p>
          </table:table-cell>
          <table:table-cell table:style-name="ce12N2" office:value-type="float" office:value="305.64">
            <text:p>305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12604177814120001095500100001196310003160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3">
            <text:p>305453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7.05">
            <text:p>83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10944">
            <text:p>0,211</text:p>
          </table:table-cell>
          <table:table-cell table:style-name="ce12N2" office:value-type="float" office:value="9.12">
            <text:p>9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31.06">
            <text:p>31,06</text:p>
          </table:table-cell>
          <table:table-cell table:style-name="ce12N2" office:value-type="float" office:value="805.99">
            <text:p>805,99</text:p>
          </table:table-cell>
          <table:table-cell table:style-name="ce12N2" office:value-type="float" office:value="32.25">
            <text:p>32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2185161981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4">
            <text:p>3054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23.32">
            <text:p>2323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3764">
            <text:p>0,234</text:p>
          </table:table-cell>
          <table:table-cell table:style-name="ce12N2" office:value-type="float" office:value="12.22">
            <text:p>12,2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23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2294.51">
            <text:p>2294,51</text:p>
          </table:table-cell>
          <table:table-cell table:style-name="ce12N2" office:value-type="float" office:value="91.78">
            <text:p>91,7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318648237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5">
            <text:p>3054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0.16">
            <text:p>800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5309">
            <text:p>0,205</text:p>
          </table:table-cell>
          <table:table-cell table:style-name="ce12N2" office:value-type="float" office:value="8.8">
            <text:p>8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00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771.35">
            <text:p>771,35</text:p>
          </table:table-cell>
          <table:table-cell table:style-name="ce12N2" office:value-type="float" office:value="30.86">
            <text:p>3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415057990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4">
            <text:p>3054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116520420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5">
            <text:p>30546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2108214233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6">
            <text:p>30546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31260967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4">
            <text:p>3054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7.35">
            <text:p>167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4804">
            <text:p>0,015</text:p>
          </table:table-cell>
          <table:table-cell table:style-name="ce12N2" office:value-type="float" office:value="2.51">
            <text:p>2,5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7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0.21">
            <text:p>10,21</text:p>
          </table:table-cell>
          <table:table-cell table:style-name="ce12N2" office:value-type="float" office:value="157.14">
            <text:p>157,14</text:p>
          </table:table-cell>
          <table:table-cell table:style-name="ce12N2" office:value-type="float" office:value="6.29">
            <text:p>6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010143711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5">
            <text:p>30547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111925584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6">
            <text:p>30547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2137514158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9">
            <text:p>30555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46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017">
            <text:p>0,008</text:p>
          </table:table-cell>
          <table:table-cell table:style-name="ce12N2" office:value-type="float" office:value="2.02">
            <text:p>2,0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54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54.32">
            <text:p>454,32</text:p>
          </table:table-cell>
          <table:table-cell table:style-name="ce12N2" office:value-type="float" office:value="31.8">
            <text:p>31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465199506043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3">
            <text:p>305613</text:p>
          </table:table-cell>
          <table:table-cell table:style-name="ce0" table:number-columns-spanned="4" table:number-rows-spanned="1" office:value-type="string" calcext:value-type="string">
            <text:p>2.486 - ROCA SANITARIOS BRASIL LTDA</text:p>
          </table:table-cell>
          <table:covered-table-cell table:number-columns-repeated="3"/>
          <table:table-cell table:style-name="ce0" office:value-type="string" calcext:value-type="string">
            <text:p>1.351.353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086">
            <text:p>0,011</text:p>
          </table:table-cell>
          <table:table-cell table:style-name="ce12N2" office:value-type="float" office:value="9.93">
            <text:p>9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64">
            <text:p>902,64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758019020001265500000135135314206846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5">
            <text:p>30561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3.80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419.5">
            <text:p>3419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">
            <text:p>23,0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08">
            <text:p>0,068</text:p>
          </table:table-cell>
          <table:table-cell table:style-name="ce12N2" office:value-type="float" office:value="15.85">
            <text:p>15,8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419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9.1">
            <text:p>19,10</text:p>
          </table:table-cell>
          <table:table-cell table:style-name="ce12N2" office:value-type="float" office:value="3400.4">
            <text:p>3400,40</text:p>
          </table:table-cell>
          <table:table-cell table:style-name="ce12N2" office:value-type="float" office:value="199.84">
            <text:p>199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380113235015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78">
            <text:p>305678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6.07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7.92">
            <text:p>1057,9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78">
            <text:p>0,001</text:p>
          </table:table-cell>
          <table:table-cell table:style-name="ce12N2" office:value-type="float" office:value="4.81">
            <text:p>4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057,9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9">
            <text:p>29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56">
            <text:p>65,56</text:p>
          </table:table-cell>
          <table:table-cell table:style-name="ce12N2" office:value-type="float" office:value="992.36">
            <text:p>992,36</text:p>
          </table:table-cell>
          <table:table-cell table:style-name="ce12N2" office:value-type="float" office:value="39.69">
            <text:p>39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48556330001405500100007607011424907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5">
            <text:p>30569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1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7508">
            <text:p>0,038</text:p>
          </table:table-cell>
          <table:table-cell table:style-name="ce12N2" office:value-type="float" office:value="13.58">
            <text:p>13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783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783">
            <text:p>6783,00</text:p>
          </table:table-cell>
          <table:table-cell table:style-name="ce12N2" office:value-type="float" office:value="474.81">
            <text:p>474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11213201142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1">
            <text:p>30570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02">
            <text:p>0,013</text:p>
          </table:table-cell>
          <table:table-cell table:style-name="ce12N2" office:value-type="float" office:value="1.46">
            <text:p>1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261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261.84">
            <text:p>6261,84</text:p>
          </table:table-cell>
          <table:table-cell table:style-name="ce12N2" office:value-type="float" office:value="438.33">
            <text:p>438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219169090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5">
            <text:p>305715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9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83.63">
            <text:p>1283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">
            <text:p>14,00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5">
            <text:p>0,105</text:p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83,6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65.82">
            <text:p>65,82</text:p>
          </table:table-cell>
          <table:table-cell table:style-name="ce12N2" office:value-type="float" office:value="1217.81">
            <text:p>1217,81</text:p>
          </table:table-cell>
          <table:table-cell table:style-name="ce12N2" office:value-type="float" office:value="81.63">
            <text:p>81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9014674903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6">
            <text:p>30572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30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0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6208">
            <text:p>0,026</text:p>
          </table:table-cell>
          <table:table-cell table:style-name="ce12N2" office:value-type="float" office:value="6.96">
            <text:p>6,9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32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32.2">
            <text:p>2332,20</text:p>
          </table:table-cell>
          <table:table-cell table:style-name="ce12N2" office:value-type="float" office:value="163.25">
            <text:p>163,2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30019301968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86">
            <text:p>305786</text:p>
          </table:table-cell>
          <table:table-cell table:style-name="ce0" table:number-columns-spanned="4" table:number-rows-spanned="1" office:value-type="string" calcext:value-type="string">
            <text:p>8.702 - TRAMONTINA S/A CUTELARIA</text:p>
          </table:table-cell>
          <table:covered-table-cell table:number-columns-repeated="3"/>
          <table:table-cell table:style-name="ce0" office:value-type="string" calcext:value-type="string">
            <text:p>1.347.67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365.87">
            <text:p>4365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1246">
            <text:p>0,161</text:p>
          </table:table-cell>
          <table:table-cell table:style-name="ce12N2" office:value-type="float" office:value="17.08">
            <text:p>17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365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70.63">
            <text:p>270,63</text:p>
          </table:table-cell>
          <table:table-cell table:style-name="ce12N2" office:value-type="float" office:value="4095.24">
            <text:p>4095,24</text:p>
          </table:table-cell>
          <table:table-cell table:style-name="ce12N2" office:value-type="float" office:value="286.65">
            <text:p>286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900502380001145500100134767512164528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871">
            <text:p>305871</text:p>
          </table:table-cell>
          <table:table-cell table:style-name="ce0" table:number-columns-spanned="4" table:number-rows-spanned="1" office:value-type="string" calcext:value-type="string">
            <text:p>669 - BLUKIT INDUSTRIA DE PLASTICOS LTDA</text:p>
          </table:table-cell>
          <table:covered-table-cell table:number-columns-repeated="3"/>
          <table:table-cell table:style-name="ce0" office:value-type="string" calcext:value-type="string">
            <text:p>754.15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6.85">
            <text:p>916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4928">
            <text:p>0,105</text:p>
          </table:table-cell>
          <table:table-cell table:style-name="ce12N2" office:value-type="float" office:value="6.69">
            <text:p>6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6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1">
            <text:p>6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16.95">
            <text:p>16,95</text:p>
          </table:table-cell>
          <table:table-cell table:style-name="ce12N2" office:value-type="float" office:value="899.9">
            <text:p>899,90</text:p>
          </table:table-cell>
          <table:table-cell table:style-name="ce12N2" office:value-type="float" office:value="43.07">
            <text:p>43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9641520000158550010007541551062741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4">
            <text:p>30591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0135427318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5">
            <text:p>30591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1193895890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16">
            <text:p>30591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6.64">
            <text:p>366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989">
            <text:p>0,008</text:p>
          </table:table-cell>
          <table:table-cell table:style-name="ce12N2" office:value-type="float" office:value="1.76">
            <text:p>1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66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2.38">
            <text:p>22,38</text:p>
          </table:table-cell>
          <table:table-cell table:style-name="ce12N2" office:value-type="float" office:value="344.26">
            <text:p>344,26</text:p>
          </table:table-cell>
          <table:table-cell table:style-name="ce12N2" office:value-type="float" office:value="13.77">
            <text:p>13,7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2187296356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6">
            <text:p>30593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811151885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7">
            <text:p>30593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291649724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38">
            <text:p>30593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2.44">
            <text:p>4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284">
            <text:p>0,002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2,4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.59">
            <text:p>2,59</text:p>
          </table:table-cell>
          <table:table-cell table:style-name="ce12N2" office:value-type="float" office:value="39.85">
            <text:p>39,85</text:p>
          </table:table-cell>
          <table:table-cell table:style-name="ce12N2" office:value-type="float" office:value="1.59">
            <text:p>1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01303896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7">
            <text:p>30594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718098184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8">
            <text:p>30594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8171640626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49">
            <text:p>3059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9.5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9.55">
            <text:p>329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132">
            <text:p>0,017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9,5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20.11">
            <text:p>20,11</text:p>
          </table:table-cell>
          <table:table-cell table:style-name="ce12N2" office:value-type="float" office:value="309.44">
            <text:p>309,44</text:p>
          </table:table-cell>
          <table:table-cell table:style-name="ce12N2" office:value-type="float" office:value="12.38">
            <text:p>12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9539159018018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4">
            <text:p>30595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4190548193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5">
            <text:p>30595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5183923822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56">
            <text:p>3059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6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6.7">
            <text:p>126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512">
            <text:p>0,002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26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7.73">
            <text:p>7,73</text:p>
          </table:table-cell>
          <table:table-cell table:style-name="ce12N2" office:value-type="float" office:value="118.97">
            <text:p>118,97</text:p>
          </table:table-cell>
          <table:table-cell table:style-name="ce12N2" office:value-type="float" office:value="4.76">
            <text:p>4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6615717035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64">
            <text:p>30596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47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471185211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72">
            <text:p>30597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71.51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4.16">
            <text:p>84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18">
            <text:p>0,001</text:p>
          </table:table-cell>
          <table:table-cell table:style-name="ce12N2" office:value-type="float" office:value="1.58">
            <text:p>1,5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4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7/04/2026</text:p>
          </table:table-cell>
          <table:table-cell table:style-name="ce12N2" office:value-type="float" office:value="5.14">
            <text:p>5,14</text:p>
          </table:table-cell>
          <table:table-cell table:style-name="ce12N2" office:value-type="float" office:value="79.02">
            <text:p>79,02</text:p>
          </table:table-cell>
          <table:table-cell table:style-name="ce12N2" office:value-type="float" office:value="3.16">
            <text:p>3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7151919997552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997">
            <text:p>30599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21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7">
            <text:p>0,002</text:p>
          </table:table-cell>
          <table:table-cell table:style-name="ce12N2" office:value-type="float" office:value="0.24">
            <text:p>0,2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102,3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.32">
            <text:p>1102,32</text:p>
          </table:table-cell>
          <table:table-cell table:style-name="ce12N2" office:value-type="float" office:value="77.16">
            <text:p>77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210191814108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35">
            <text:p>30603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3.9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5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8928">
            <text:p>0,009</text:p>
          </table:table-cell>
          <table:table-cell table:style-name="ce12N2" office:value-type="float" office:value="10.08">
            <text:p>10,0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94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094.56">
            <text:p>3094,56</text:p>
          </table:table-cell>
          <table:table-cell table:style-name="ce12N2" office:value-type="float" office:value="216.62">
            <text:p>216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3997163798432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38">
            <text:p>30603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6.5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5839">
            <text:p>0,056</text:p>
          </table:table-cell>
          <table:table-cell table:style-name="ce12N2" office:value-type="float" office:value="14.66">
            <text:p>14,6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1.369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1369.19">
            <text:p>21369,19</text:p>
          </table:table-cell>
          <table:table-cell table:style-name="ce12N2" office:value-type="float" office:value="1495.86">
            <text:p>1495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6544123905180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057">
            <text:p>306057</text:p>
          </table:table-cell>
          <table:table-cell table:style-name="ce0" table:number-columns-spanned="4" table:number-rows-spanned="1" office:value-type="string" calcext:value-type="string">
            <text:p>983 - AKZO NOBEL LTDA</text:p>
          </table:table-cell>
          <table:covered-table-cell table:number-columns-repeated="3"/>
          <table:table-cell table:style-name="ce0" office:value-type="string" calcext:value-type="string">
            <text:p>1.962.855</text:p>
          </table:table-cell>
          <table:table-cell table:style-name="ce9" office:value-type="string" calcext:value-type="string">
            <text:p>2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0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843.54">
            <text:p>843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.890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890.08">
            <text:p>16890,08</text:p>
          </table:table-cell>
          <table:table-cell table:style-name="ce12N2" office:value-type="float" office:value="1182.31">
            <text:p>118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056171900950355021001962855192723375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24">
            <text:p>30612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7.23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0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6">
            <text:p>0,019</text:p>
          </table:table-cell>
          <table:table-cell table:style-name="ce12N2" office:value-type="float" office:value="19.29">
            <text:p>19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69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669.54">
            <text:p>6669,54</text:p>
          </table:table-cell>
          <table:table-cell table:style-name="ce12N2" office:value-type="float" office:value="466.87">
            <text:p>466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723411905067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4">
            <text:p>30616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4.8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879">
            <text:p>0,019</text:p>
          </table:table-cell>
          <table:table-cell table:style-name="ce12N2" office:value-type="float" office:value="1.39">
            <text:p>1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549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3">
            <text:p>63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49.53">
            <text:p>1549,53</text:p>
          </table:table-cell>
          <table:table-cell table:style-name="ce12N2" office:value-type="float" office:value="108.47">
            <text:p>108,4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481415641846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65">
            <text:p>306165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4.8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6/08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268.41">
            <text:p>9268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4">
            <text:p>44,00</text:p>
          </table:table-cell>
          <table:table-cell table:style-name="ce12N2" office:value-type="float" office:value="9121.79">
            <text:p>9121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520657">
            <text:p>0,521</text:p>
          </table:table-cell>
          <table:table-cell table:style-name="ce12N2" office:value-type="float" office:value="53.62">
            <text:p>53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268,4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1">
            <text:p>121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146.62">
            <text:p>146,62</text:p>
          </table:table-cell>
          <table:table-cell table:style-name="ce12N2" office:value-type="float" office:value="9121.79">
            <text:p>9121,79</text:p>
          </table:table-cell>
          <table:table-cell table:style-name="ce12N2" office:value-type="float" office:value="552.41">
            <text:p>552,4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4815158382034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78">
            <text:p>306178</text:p>
          </table:table-cell>
          <table:table-cell table:style-name="ce0" table:number-columns-spanned="4" table:number-rows-spanned="1" office:value-type="string" calcext:value-type="string">
            <text:p>21.329 - S &amp; L SOUZA E LIMA FABRICACAO E COMERCIO DE LUMINARIAS LTDA</text:p>
          </table:table-cell>
          <table:covered-table-cell table:number-columns-repeated="3"/>
          <table:table-cell table:style-name="ce0" office:value-type="string" calcext:value-type="string">
            <text:p>47.8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4.21">
            <text:p>914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33">
            <text:p>83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966">
            <text:p>0,00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14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81.21">
            <text:p>81,21</text:p>
          </table:table-cell>
          <table:table-cell table:style-name="ce12N2" office:value-type="float" office:value="833">
            <text:p>833,00</text:p>
          </table:table-cell>
          <table:table-cell table:style-name="ce12N2" office:value-type="float" office:value="58.31">
            <text:p>58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3944160001955500100004784810002512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1">
            <text:p>306181</text:p>
          </table:table-cell>
          <table:table-cell table:style-name="ce0" table:number-columns-spanned="4" table:number-rows-spanned="1" office:value-type="string" calcext:value-type="string">
            <text:p>9.680 - METALURGICA ITAMONTE LTDA</text:p>
          </table:table-cell>
          <table:covered-table-cell table:number-columns-repeated="3"/>
          <table:table-cell table:style-name="ce0" office:value-type="string" calcext:value-type="string">
            <text:p>25.5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28,6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.33">
            <text:p>62,33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328.69">
            <text:p>5328,69</text:p>
          </table:table-cell>
          <table:table-cell table:style-name="ce12N2" office:value-type="float" office:value="161.46">
            <text:p>161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63394780001105500100002559417162213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182">
            <text:p>306182</text:p>
          </table:table-cell>
          <table:table-cell table:style-name="ce0" table:number-columns-spanned="4" table:number-rows-spanned="1" office:value-type="string" calcext:value-type="string">
            <text:p>9.680 - METALURGICA ITAMONTE LTDA</text:p>
          </table:table-cell>
          <table:covered-table-cell table:number-columns-repeated="3"/>
          <table:table-cell table:style-name="ce0" office:value-type="string" calcext:value-type="string">
            <text:p>25.59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7/04/2026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85,7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8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5.7">
            <text:p>385,70</text:p>
          </table:table-cell>
          <table:table-cell table:style-name="ce12N2" office:value-type="float" office:value="11.69">
            <text:p>11,6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633947800011055001000025595104984005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234">
            <text:p>306234</text:p>
          </table:table-cell>
          <table:table-cell table:style-name="ce0" table:number-columns-spanned="4" table:number-rows-spanned="1" office:value-type="string" calcext:value-type="string">
            <text:p>775 - BLUKIT METALURGICA LTDA</text:p>
          </table:table-cell>
          <table:covered-table-cell table:number-columns-repeated="3"/>
          <table:table-cell table:style-name="ce0" office:value-type="string" calcext:value-type="string">
            <text:p>865.08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4/2026</text:p>
          </table:table-cell>
          <table:table-cell table:style-name="ce0" office:value-type="string" calcext:value-type="string">
            <text:p>29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12.45">
            <text:p>6312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3">
            <text:p>33,00</text:p>
          </table:table-cell>
          <table:table-cell table:style-name="ce12N2" office:value-type="float" office:value="6283.33">
            <text:p>6283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98205">
            <text:p>0,298</text:p>
          </table:table-cell>
          <table:table-cell table:style-name="ce12N2" office:value-type="float" office:value="59.6">
            <text:p>59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12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2">
            <text:p>6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4/2026</text:p>
          </table:table-cell>
          <table:table-cell table:style-name="ce12N2" office:value-type="float" office:value="29.12">
            <text:p>29,12</text:p>
          </table:table-cell>
          <table:table-cell table:style-name="ce12N2" office:value-type="float" office:value="6283.33">
            <text:p>6283,33</text:p>
          </table:table-cell>
          <table:table-cell table:style-name="ce12N2" office:value-type="float" office:value="408.48">
            <text:p>408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60480300015755001000865089104345056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6235">
            <text:p>306235</text:p>
          </table:table-cell>
          <table:table-cell table:style-name="ce0" table:number-columns-spanned="4" table:number-rows-spanned="1" office:value-type="string" calcext:value-type="string">
            <text:p>600 - CENSI INDUSTRIA E COMERCIO DE REPAROS LTDA</text:p>
          </table:table-cell>
          <table:covered-table-cell table:number-columns-repeated="3"/>
          <table:table-cell table:style-name="ce0" office:value-type="string" calcext:value-type="string">
            <text:p>449.696</text:p>
          </table:table-cell>
          <table:table-cell table:style-name="ce9" office:value-type="string" calcext:value-type="string">
            <text:p>5</text:p>
          </table:table-cell>
          <table:table-cell table:style-name="ce0" office:value-type="string" calcext:value-type="string">
            <text:p>28/04/2026</text:p>
          </table:table-cell>
          <table:table-cell table:style-name="ce0" office:value-type="string" calcext:value-type="string">
            <text:p>29/04/2026</text:p>
          </table:table-cell>
          <table:table-cell table:style-name="ce0" office:value-type="string" calcext:value-type="string">
            <text:p>2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691.05">
            <text:p>6691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4">
            <text:p>24,00</text:p>
          </table:table-cell>
          <table:table-cell table:style-name="ce12N2" office:value-type="float" office:value="6571.46">
            <text:p>6571,4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7857">
            <text:p>0,238</text:p>
          </table:table-cell>
          <table:table-cell table:style-name="ce12N2" office:value-type="float" office:value="48.54">
            <text:p>48,5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691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5.5">
            <text:p>75,5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4/2026</text:p>
          </table:table-cell>
          <table:table-cell table:style-name="ce12N2" office:value-type="float" office:value="119.59">
            <text:p>119,59</text:p>
          </table:table-cell>
          <table:table-cell table:style-name="ce12N2" office:value-type="float" office:value="6571.46">
            <text:p>6571,46</text:p>
          </table:table-cell>
          <table:table-cell table:style-name="ce12N2" office:value-type="float" office:value="296.24">
            <text:p>296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0230845600014955005000449696143235135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50">
            <text:p>50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894.94">
            <text:p>1894,94</text:p>
          </table:table-cell>
          <table:table-cell table:style-name="ce26N2" office:value-type="float" office:value="123549.4">
            <text:p>123549,40</text:p>
          </table:table-cell>
          <table:table-cell table:style-name="ce26N2" office:value-type="float" office:value="7589.63">
            <text:p>7589,63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125444.34">
            <text:p>125444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2.646753">
            <text:p>2,647</text:p>
          </table:table-cell>
          <table:table-cell table:style-name="ce26N2" office:value-type="float" office:value="123549.4">
            <text:p>123549,40</text:p>
          </table:table-cell>
          <table:table-cell table:style-name="ce26N2" office:value-type="float" office:value="125444.34">
            <text:p>125444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1255.96">
            <text:p>1255,9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46.66">
            <text:p>46,6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SR ACABAMENT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50" meta:object-count="0"/>
    <meta:generator>LibreOffice/4.3.0.4$Windows_x86 LibreOffice_project/62ad5818884a2fc2e5780dd45466868d41009ec0</meta:generator>
  </office:meta>
</office:document-meta>
</file>